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A0000037A834D74014FA8D7F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1.13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34cm" svg:height="15.749cm" svg:x="0cm" svg:y="0.001cm">
          <draw:image xlink:href="Pictures/10000000000002CA0000037A834D74014FA8D7F3.gif" xlink:type="simple" xlink:show="embed" xlink:actuate="onLoad" draw:mime-type="image/gif">
            <text:p/>
          </draw:image>
        </draw:frame>
        <draw:frame presentation:style-name="pr1" draw:text-style-name="P4" draw:layer="layout" svg:width="7cm" svg:height="11.132cm" svg:x="13cm" svg:y="3.464cm" presentation:class="subtitle" presentation:user-transformed="true">
          <draw:text-box>
            <text:p text:style-name="P2"><text:span text:style-name="T1">Dichotomycally</text:span></text:p>
            <text:p text:style-name="P3"><text:span text:style-name="T1">Extensively</text:span></text:p>
            <text:p text:style-name="P3"><text:span text:style-name="T1">Minimally</text:span></text:p>
            <text:p text:style-name="P3"><text:span text:style-name="T1">Transparently</text:span></text:p>
            <text:p text:style-name="P3"><text:span text:style-name="T1">Safely</text:span></text:p>
            <text:p text:style-name="P3"><text:span text:style-name="T1">Legitimately</text:span></text:p>
            <text:p text:style-name="P2"><text:span text:style-name="T1">Automatically</text:span></text:p>
            <text:p text:style-name="P2"><text:span text:style-name="T1">Repetitively</text:span></text:p>
            <text:p text:style-name="P2"><text:span text:style-name="T1">Unquestinably</text:span></text:p>
            <text:p text:style-name="P2"><text:span text:style-name="T1">Greatly</text:span></text:p>
            <text:p text:style-name="P2"><text:span text:style-name="T1">Note</text:span><text:span text:style-name="T1"><text:line-break/></text:span><text:span text:style-name="T1">TODO Cloud of words</text:span></text:p>
            <text:p text:style-name="P2"><text:span text:style-name="T1">TODO 1 or 2 quotes written down</text:span></text:p>
          </draw:text-box>
        </draw:frame>
        <draw:frame presentation:style-name="pr2" draw:text-style-name="P5" draw:layer="layout" svg:width="16cm" svg:height="2.629cm" svg:x="12cm" svg:y="0cm" presentation:class="title" presentation:user-transformed="true">
          <draw:text-box>
            <text:p text:style-name="P2">TRY <text:s/>methodologicall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27T08:54:55.731322851</dc:date>
    <meta:editing-duration>PT37M49S</meta:editing-duration>
    <meta:editing-cycles>6</meta:editing-cycles>
    <meta:generator>LibreOffice/7.1.5.2$Linux_X86_64 LibreOffice_project/10$Build-2</meta:generator>
    <meta:document-statistic meta:object-count="26"/>
  </office:meta>
</office:document-meta>
</file>